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0800000008C42EF37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bottom" draw:auto-grow-height="true" draw:auto-grow-width="false" fo:min-height="2.16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 style:list-style-name="L5">
      <style:graphic-properties draw:stroke="none" draw:fill="none" draw:fill-color="#ffffff" draw:textarea-horizontal-align="left" draw:textarea-vertical-align="top" draw:auto-grow-height="true" draw:auto-grow-width="false" fo:min-height="2.7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subtitle">
      <style:graphic-properties draw:stroke="none" draw:fill="none" draw:fill-color="#ffffff" draw:textarea-horizontal-align="left" draw:textarea-vertical-align="top" draw:auto-grow-height="true" draw:auto-grow-width="false" fo:min-height="2.74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1" style:family="paragraph">
      <style:paragraph-properties fo:margin-left="0cm" fo:margin-right="0cm" fo:line-height="100%" fo:text-align="end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24pt" fo:font-weight="bold"/>
    </style:style>
    <style:style style:name="P3" style:family="paragraph">
      <style:paragraph-properties fo:margin-left="1.3cm" fo:margin-right="0cm" fo:margin-top="0.211cm" fo:margin-bottom="0cm" fo:line-height="100%" fo:text-indent="0cm" style:punctuation-wrap="hanging" style:line-break="strict"/>
    </style:style>
    <style:style style:name="P4" style:family="paragraph">
      <style:paragraph-properties fo:margin-left="1.3cm" fo:margin-right="0cm" fo:margin-top="0.211cm" fo:margin-bottom="0cm" fo:line-height="100%" fo:text-indent="0cm" style:punctuation-wrap="hanging" style:line-break="strict" style:writing-mode="lr-tb"/>
      <style:text-properties fo:font-family="Arial" style:font-family-generic="swiss" style:font-pitch="variable" fo:font-size="24pt" style:text-underline-style="none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style:writing-mode="lr-tb"/>
      <style:text-properties fo:font-family="'Arial Black'" style:font-pitch="variable" fo:font-style="normal" fo:font-weight="bold"/>
    </style:style>
    <style:style style:name="P7" style:family="paragraph">
      <style:paragraph-properties fo:margin-left="1.3cm" fo:margin-right="0cm" fo:margin-top="0.211cm" fo:margin-bottom="0cm" fo:line-height="100%" fo:text-align="end" fo:text-indent="0cm" style:punctuation-wrap="hanging" style:line-break="strict"/>
    </style:style>
    <style:style style:name="P8" style:family="paragraph">
      <style:paragraph-properties fo:margin-left="1.3cm" fo:margin-right="0cm" fo:margin-top="0.211cm" fo:margin-bottom="0cm" fo:line-height="100%" fo:text-align="end" fo:text-indent="0cm" style:punctuation-wrap="hanging" style:line-break="strict" style:writing-mode="lr-tb"/>
      <style:text-properties fo:font-family="Arial" style:font-family-generic="swiss" style:font-pitch="variable" fo:font-size="24pt" style:text-underline-style="none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8pt" fo:font-weight="bold"/>
    </style:style>
    <style:style style:name="P13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4" style:family="paragraph">
      <style:paragraph-properties fo:text-align="start" style:writing-mode="lr-tb"/>
      <style:text-properties fo:font-family="'Arial Black'" style:font-pitch="variable" fo:font-style="normal" fo:font-weight="bold"/>
    </style:style>
    <style:style style:name="P15" style:family="paragraph">
      <style:paragraph-properties fo:text-align="start" style:writing-mode="lr-tb"/>
      <style:text-properties fo:font-family="'Arial Black'" style:font-pitch="variable" fo:font-style="normal" fo:font-weight="normal"/>
    </style:style>
    <style:style style:name="P16" style:family="paragraph">
      <style:paragraph-properties fo:margin-left="1.016cm" fo:margin-right="0cm" fo:line-height="100%" fo:text-align="start" fo:text-indent="-1.016cm" style:punctuation-wrap="hanging" style:line-break="strict"/>
    </style:style>
    <style:style style:name="P17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family="'Arial Black'" style:font-pitch="variable" fo:font-size="18pt" fo:font-style="normal" fo:font-weight="normal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font-size="24pt" fo:language="en" fo:country="GB" fo:font-weight="bold" style:font-size-asian="36pt" style:font-size-complex="36pt"/>
    </style:style>
    <style:style style:name="T2" style:family="text">
      <style:text-properties fo:font-family="Arial" style:font-family-generic="swiss" style:font-pitch="variable" fo:font-size="24pt" fo:language="en" fo:country="GB" style:text-underline-style="none" style:font-size-asian="18pt" style:font-size-complex="18pt"/>
    </style:style>
    <style:style style:name="T3" style:family="text">
      <style:text-properties fo:font-family="Arial" style:font-family-generic="swiss" style:font-pitch="variable" fo:font-size="24pt" fo:language="en" fo:country="GB" style:text-underline-style="none" style:font-size-asian="24pt" style:font-size-complex="24pt"/>
    </style:style>
    <style:style style:name="T4" style:family="text">
      <style:text-properties fo:color="#000000" fo:font-family="'Arial Black'" style:font-pitch="variable" fo:font-size="28pt" fo:language="en" fo:country="GB" fo:font-style="normal" fo:font-weight="bold" style:font-size-asian="28pt" style:font-size-complex="28pt"/>
    </style:style>
    <style:style style:name="T5" style:family="text">
      <style:text-properties fo:color="#000000" fo:font-size="28pt" fo:language="en" fo:country="GB" fo:font-weight="bold" style:font-size-asian="36pt" style:font-size-complex="36pt"/>
    </style:style>
    <style:style style:name="T6" style:family="text">
      <style:text-properties fo:color="#000000" fo:font-family="'Arial Black'" style:font-pitch="variable" fo:font-size="28pt" fo:language="en" fo:country="GB" fo:font-style="normal" fo:font-weight="normal" style:font-size-asian="28pt" style:font-size-complex="28pt"/>
    </style:style>
    <style:style style:name="T7" style:family="text">
      <style:text-properties fo:color="#000000" fo:font-family="'Arial Black'" style:font-pitch="variable" fo:font-size="28pt" fo:language="en" fo:country="GB" fo:font-style="normal" fo:font-weight="normal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bullet text:level="2" text:bullet-char="">
        <style:list-level-properties text:space-before="1.3cm"/>
        <style:text-properties fo:font-family="Wingdings" style:font-pitch="variable" style:font-charset="x-symbol" fo:color="#cc0000" fo:font-size="65%"/>
      </text:list-level-style-bullet>
      <text:list-level-style-bullet text:level="3" text:bullet-char="">
        <style:list-level-properties text:space-before="2.517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62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➢">
        <style:list-level-properties text:min-label-width="1.016cm"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27cm" text:min-label-width="1.016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54cm" text:min-label-width="1.016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3.81cm" text:min-label-width="1.016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</text:list-style>
    <text:list-style style:name="L5">
      <text:list-level-style-bullet text:level="1" text:bullet-char="">
        <style:list-level-properties text:space-before="1.3cm"/>
        <style:text-properties fo:font-family="Wingdings" style:font-pitch="variable" style:font-charset="x-symbol" fo:color="#cc0000" fo:font-size="65%"/>
      </text:list-level-style-bullet>
      <text:list-level-style-bullet text:level="2" text:bullet-char="">
        <style:list-level-properties text:space-before="1.3cm"/>
        <style:text-properties fo:font-family="Wingdings" style:font-pitch="variable" style:font-charset="x-symbol" fo:color="#cc0000" fo:font-size="65%"/>
      </text:list-level-style-bullet>
      <text:list-level-style-bullet text:level="3" text:bullet-char="">
        <style:list-level-properties text:space-before="2.517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62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219cm" svg:x="1.71cm" svg:y="0.798cm" presentation:class="title" presentation:user-transformed="true">
          <draw:text-box>
            <text:p text:style-name="P1"><text:span text:style-name="T1">System &amp; Network Administration with Linux</text:span><text:span text:style-name="T1"><text:line-break/></text:span><text:span text:style-name="T1">http://training.iseca.org</text:span></text:p>
          </draw:text-box>
        </draw:frame>
        <draw:frame presentation:style-name="pr2" draw:text-style-name="P4" draw:layer="layout" svg:width="10.5cm" svg:height="4.67cm" svg:x="0.5cm" svg:y="12.4cm" presentation:class="subtitle" presentation:user-transformed="true">
          <draw:text-box>
            <text:p text:style-name="P3"><text:span text:style-name="T2">Marian Marinov</text:span><text:span text:style-name="T2"><text:tab/></text:span></text:p>
            <text:p text:style-name="P3"><text:span text:style-name="T3">System Architect</text:span></text:p>
            <text:p text:style-name="P3"><text:span text:style-name="T3">Vasil Kolev</text:span></text:p>
            <text:p text:style-name="P3"><text:span text:style-name="T3">IT Expert</text:span></text:p>
          </draw:text-box>
        </draw:frame>
        <draw:custom-shape draw:style-name="gr1" draw:text-style-name="P6" draw:layer="layout" svg:width="21.59cm" svg:height="4.174cm" svg:x="1.499cm" svg:y="5.726cm">
          <text:p text:style-name="P5"><text:span text:style-name="T4">Software Installation</text:span></text:p>
          <text:p text:style-name="P5"><text:span text:style-name="T4">on Linux</text:span></text:p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0.5cm" svg:height="4.67cm" svg:x="15.5cm" svg:y="12.4cm">
          <draw:text-box>
            <text:p text:style-name="P7"><text:span text:style-name="T2">mm@yuhu.biz</text:span></text:p>
            <text:p text:style-name="P7"><text:span text:style-name="T3">SiteGround.com</text:span></text:p>
            <text:p text:style-name="P7"><text:span text:style-name="T3">vasil@ludost.net</text:span></text:p>
            <text:p text:style-name="P7"><text:span text:style-name="T3">Securax</text:span></text:p>
          </draw:text-box>
        </draw:fram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Agenda</text:span></text:p>
          </draw:text-box>
        </draw:frame>
        <draw:custom-shape draw:style-name="gr1" draw:text-style-name="P14" draw:layer="layout" svg:width="21.59cm" svg:height="8.674cm" svg:x="1.499cm" svg:y="5.826cm">
          <text:p text:style-name="P13"><text:span text:style-name="T4">Basic software build on Linux</text:span></text:p>
          <text:p text:style-name="P13"><text:span text:style-name="T4">The GNU build system </text:span></text:p>
          <text:p text:style-name="P13"><text:span text:style-name="T4">RedHat package system</text:span></text:p>
          <text:p text:style-name="P13"><text:span text:style-name="T4">Debian package system</text:span></text:p>
          <text:p text:style-name="P13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Basic software build on Linux</text:span></text:p>
          </draw:text-box>
        </draw:frame>
        <draw:custom-shape draw:style-name="gr1" draw:text-style-name="P15" draw:layer="layout" svg:width="21.59cm" svg:height="8.674cm" svg:x="1.499cm" svg:y="8.726cm">
          <text:p text:style-name="P13"><text:span text:style-name="T6">Compilation:</text:span></text:p>
          <text:p text:style-name="P13"><text:span text:style-name="T6"/></text:p>
          <text:p text:style-name="P13"><text:span text:style-name="T6">gcc -O2 tool.c -o toolname</text:span></text:p>
          <text:p text:style-name="P13"><text:span text:style-name="T6"><text:s text:c="2"/></text:span><text:span text:style-name="T6">-O2 - optimization flag</text:span></text:p>
          <text:p text:style-name="P13"><text:span text:style-name="T6"><text:s text:c="2"/></text:span><text:span text:style-name="T6">-o output filename</text:span></text:p>
          <text:p text:style-name="P13"><text:span text:style-name="T6"/></text:p>
          <text:p text:style-name="P13"><text:span text:style-name="T6">Installation:</text:span></text:p>
          <text:p text:style-name="P13"><text:span text:style-name="T6"><text:s text:c="2"/></text:span><text:span text:style-name="T6">cp toolname /usr/local/bin</text:span></text:p>
          <text:p text:style-name="P13"><text:span text:style-name="T6">Patch management:</text:span></text:p>
          <text:p text:style-name="P13"><text:span text:style-name="T6"/></text:p>
          <text:p text:style-name="P13"><text:span text:style-name="T6">patch -p0 &lt; toolname.patch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1.599cm" svg:y="8.226cm">
          <text:p text:style-name="P13"><text:span text:style-name="T6">Package name:</text:span><text:span text:style-name="T6"><text:tab/></text:span><text:span text:style-name="T6"><text:tab/></text:span><text:span text:style-name="T6"><text:tab/></text:span><text:span text:style-name="T6"><text:tab/></text:span><text:span text:style-name="T6">foo-1.0.tar.gz</text:span></text:p>
          <text:p text:style-name="P13"><text:span text:style-name="T6"/></text:p>
          <text:p text:style-name="P13"><text:span text:style-name="T6">Installation:</text:span></text:p>
          <text:p text:style-name="P13"><text:span text:style-name="T6"><text:tab/></text:span><text:span text:style-name="T6">tar xfvz foo-1.0.tar.gz</text:span></text:p>
          <text:p text:style-name="P13"><text:span text:style-name="T6"><text:tab/></text:span><text:span text:style-name="T6">cd foo-1.0</text:span></text:p>
          <text:p text:style-name="P13"><text:span text:style-name="T6"><text:tab/></text:span><text:span text:style-name="T6">./configure</text:span></text:p>
          <text:p text:style-name="P13"><text:span text:style-name="T6"><text:tab/></text:span><text:span text:style-name="T6">make </text:span></text:p>
          <text:p text:style-name="P13"><text:span text:style-name="T6"><text:tab/></text:span><text:span text:style-name="T6">make check</text:span></text:p>
          <text:p text:style-name="P13"><text:span text:style-name="T6"><text:tab/></text:span><text:span text:style-name="T6">su</text:span></text:p>
          <text:p text:style-name="P13"><text:span text:style-name="T6"><text:tab/></text:span><text:span text:style-name="T6">make install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2" draw:layer="layout" svg:width="21.59cm" svg:height="2.425cm" svg:x="1.91cm" svg:y="1.575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1.799cm" svg:y="7.826cm">
          <text:list text:style-name="L4">
            <text:list-item>
              <text:p text:style-name="P13"><text:span text:style-name="T6">./configure - a shell script for configuring the build tree</text:span></text:p>
            </text:list-item>
            <text:list-item>
              <text:p text:style-name="P13"><text:span text:style-name="T6">configure makefiles and headers files according to your current installation</text:span></text:p>
            </text:list-item>
            <text:list-item>
              <text:p text:style-name="P13"><text:span text:style-name="T6">created makefiles are generated from Makefile.in templates</text:span></text:p>
            </text:list-item>
            <text:list-item>
              <text:p text:style-name="P13"><text:span text:style-name="T6">Main options to be considered:</text:span></text:p>
            </text:list-item>
          </text:list>
          <text:p text:style-name="P13"><text:span text:style-name="T6"><text:tab/></text:span><text:span text:style-name="T6"><text:tab/></text:span><text:span text:style-name="T6">--help</text:span></text:p>
          <text:p text:style-name="P13"><text:span text:style-name="T6"><text:tab/></text:span><text:span text:style-name="T6"><text:tab/></text:span><text:span text:style-name="T6">--prefix</text:span><text:span text:style-name="T6"><text:tab/>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2" draw:layer="layout" svg:width="21.59cm" svg:height="2.425cm" svg:x="1.91cm" svg:y="1.575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1.799cm" svg:y="7.426cm">
          <text:p text:style-name="P16"><text:span text:style-name="T6">Default file locations:</text:span></text:p>
          <text:p text:style-name="P16"><text:span text:style-name="T6"/></text:p>
          <text:p text:style-name="P16"><text:span text:style-name="T6"><text:tab/></text:span><text:span text:style-name="T6">Executables</text:span><text:span text:style-name="T6"><text:tab/></text:span><text:span text:style-name="T6"><text:tab/></text:span><text:span text:style-name="T6">==&gt; /usr/local/bin</text:span></text:p>
          <text:p text:style-name="P16"><text:span text:style-name="T6"><text:tab/></text:span><text:span text:style-name="T6">Libraries</text:span><text:span text:style-name="T6"><text:tab/></text:span><text:span text:style-name="T6"><text:tab/></text:span><text:span text:style-name="T6"><text:tab/></text:span><text:span text:style-name="T6">==&gt; /usr/local/lib</text:span></text:p>
          <text:p text:style-name="P16"><text:span text:style-name="T6"><text:tab/></text:span><text:span text:style-name="T6">Header files</text:span><text:span text:style-name="T6"><text:tab/></text:span><text:span text:style-name="T6"><text:tab/></text:span><text:span text:style-name="T6">==&gt; /usr/local/include</text:span></text:p>
          <text:p text:style-name="P16"><text:span text:style-name="T6"><text:tab/></text:span><text:span text:style-name="T6">Man pages</text:span><text:span text:style-name="T6"><text:tab/></text:span><text:span text:style-name="T6"><text:tab/></text:span><text:span text:style-name="T6">==&gt; /usr/local/man/man</text:span></text:p>
          <text:p text:style-name="P16"><text:span text:style-name="T6"><text:tab/></text:span><text:span text:style-name="T6">Info files</text:span><text:span text:style-name="T6"><text:tab/></text:span><text:span text:style-name="T6"><text:tab/></text:span><text:span text:style-name="T6"><text:tab/></text:span><text:span text:style-name="T6">==&gt; /usr/local/info</text:span></text:p>
          <text:p text:style-name="P16"><text:span text:style-name="T6"/></text:p>
          <text:p text:style-name="P16"><text:span text:style-name="T6">/usr/local - pref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0.899cm" svg:y="7.926cm">
          <text:p text:style-name="P13"><text:span text:style-name="T6">make - a program wich gives you the ability to maintain groups of programs(sources) </text:span></text:p>
          <text:p text:style-name="P13"><text:span text:style-name="T6"/></text:p>
          <text:p text:style-name="P13"><text:span text:style-name="T6">checks which files should be recompiled</text:span></text:p>
          <text:p text:style-name="P13"><text:span text:style-name="T6">issue commands for compilation</text:span></text:p>
          <text:p text:style-name="P13"><text:span text:style-name="T6"/></text:p>
          <text:p text:style-name="P13"><text:span text:style-name="T6">make uses makefiles for building your programs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1.399cm" svg:y="6.426cm">
          <text:p text:style-name="P13"><text:span text:style-name="T6">autoconf - tool that generates configure files(configure &amp; Makefile) from configure.in or configure.ac and Makefile.in</text:span></text:p>
          <text:p text:style-name="P13"><text:span text:style-name="T6"/></text:p>
          <text:p text:style-name="P13"><text:span text:style-name="T6">automake - tool that generates Makefile.in from Makefile.am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1.399cm" svg:y="6.426cm">
          <text:p text:style-name="P13"><text:span text:style-name="T6">autoconf:</text:span></text:p>
          <text:p text:style-name="P13"><text:span text:style-name="T6"><text:s text:c="2"/></text:span><text:span text:style-name="T6">configure.in or configure.ac -&gt; configure</text:span></text:p>
          <text:p text:style-name="P13"><text:span text:style-name="T6"/></text:p>
          <text:p text:style-name="P13"><text:span text:style-name="T6">automake </text:span></text:p>
          <text:p text:style-name="P13"><text:span text:style-name="T6"><text:s text:c="2"/></text:span><text:span text:style-name="T7">Makefile.am -&gt; </text:span><text:span text:style-name="T6">Makefile.in</text:span></text:p>
          <text:p text:style-name="P13"><text:span text:style-name="T6"/></text:p>
          <text:p text:style-name="P13"><text:span text:style-name="T6">configure:</text:span></text:p>
          <text:p text:style-name="P13"><text:span text:style-name="T6"><text:s text:c="2"/></text:span><text:span text:style-name="T6">Makefile.in -&gt; Makefile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5.101cm" svg:height="12.9cm" svg:x="0.299cm" svg:y="5cm">
          <text:p text:style-name="P13"><text:span text:style-name="T6"><text:tab/></text:span><text:span text:style-name="T6">make</text:span></text:p>
          <text:p text:style-name="P13"><text:span text:style-name="T6"><text:tab/></text:span><text:span text:style-name="T6"><text:tab/></text:span><text:span text:style-name="T6">clean</text:span><text:span text:style-name="T6"><text:tab/></text:span><text:span text:style-name="T6"><text:tab/></text:span><text:span text:style-name="T6">- remove build files</text:span></text:p>
          <text:p text:style-name="P13"><text:span text:style-name="T6"><text:tab/></text:span><text:span text:style-name="T6"><text:tab/></text:span><text:span text:style-name="T6">distclean</text:span><text:span text:style-name="T6"><text:tab/></text:span><text:span text:style-name="T6">- remove build files and configurations</text:span></text:p>
          <text:p text:style-name="P13"><text:span text:style-name="T6"><text:tab/></text:span><text:span text:style-name="T6"><text:tab/></text:span><text:span text:style-name="T6">install</text:span><text:span text:style-name="T6"><text:tab/></text:span><text:span text:style-name="T6"><text:tab/></text:span><text:span text:style-name="T6">- install the builded files</text:span></text:p>
          <text:p text:style-name="P13"><text:span text:style-name="T6"><text:tab/></text:span><text:span text:style-name="T6"><text:tab/></text:span><text:span text:style-name="T6">check</text:span><text:span text:style-name="T6"><text:tab/></text:span><text:span text:style-name="T6"><text:tab/></text:span><text:span text:style-name="T6">- run package tests</text:span></text:p>
          <text:p text:style-name="P13"><text:span text:style-name="T6"><text:tab/></text:span><text:span text:style-name="T6"><text:tab/></text:span><text:span text:style-name="T6">uninstall</text:span><text:span text:style-name="T6"><text:tab/></text:span><text:span text:style-name="T6">- removes the installed files</text:span></text:p>
          <text:p text:style-name="P13"><text:span text:style-name="T6"><text:tab/></text:span><text:span text:style-name="T6">Leave sources in:</text:span></text:p>
          <text:p text:style-name="P13"><text:span text:style-name="T6"><text:tab/></text:span><text:span text:style-name="T6"><text:tab/></text:span><text:span text:style-name="T6">/usr/src</text:span><text:span text:style-name="T6"><text:tab/></text:span><text:span text:style-name="T6"><text:tab/></text:span></text:p>
          <text:p text:style-name="P13"><text:span text:style-name="T6"><text:tab/></text:span><text:span text:style-name="T6"><text:tab/></text:span><text:span text:style-name="T6">/usr/local/src</text:span></text:p>
          <text:p text:style-name="P13"><text:span text:style-name="T6"><text:tab/>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5.101cm" svg:height="12.9cm" svg:x="0.299cm" svg:y="4.5cm">
          <text:p text:style-name="P13"><text:span text:style-name="T6"><text:tab/></text:span><text:span text:style-name="T6">Rules of Francois Pinard</text:span></text:p>
          <text:p text:style-name="P13"><text:span text:style-name="T6"><text:tab/></text:span></text:p>
          <text:p text:style-name="P13"><text:span text:style-name="T6"><text:tab/></text:span><text:span text:style-name="T6"> <text:s text:c="3"/></text:span><text:span text:style-name="T6">* If configure or make did it, make distclean undoes it.</text:span></text:p>
          <text:p text:style-name="P13"><text:span text:style-name="T6"><text:tab/></text:span><text:span text:style-name="T6"> <text:s text:c="3"/></text:span><text:span text:style-name="T6">* If make did it, make clean undoes it.</text:span></text:p>
          <text:p text:style-name="P13"><text:span text:style-name="T6"><text:tab/></text:span><text:span text:style-name="T6"> <text:s text:c="3"/></text:span><text:span text:style-name="T6">* If make install did it, make uninstall undoes it.</text:span></text:p>
          <text:p text:style-name="P13"><text:span text:style-name="T6"><text:tab/></text:span><text:span text:style-name="T6"> <text:s text:c="3"/></text:span><text:span text:style-name="T6">* If you did it, make maintainer-clean undoes it. 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5.101cm" svg:height="12.9cm" svg:x="0.299cm" svg:y="3.3cm">
          <text:p text:style-name="P13"><text:span text:style-name="T6"><text:tab/></text:span><text:span text:style-name="T6">Additional infromation:</text:span></text:p>
          <text:p text:style-name="P13"><text:span text:style-name="T6"/></text:p>
          <text:p text:style-name="P13"><text:span text:style-name="T6">Installing a GNU package:</text:span></text:p>
          <text:p text:style-name="P13"><text:span text:style-name="T6">http://www.amath.washington.edu/~lf/tutorials/autoconf/toolsmanual_toc.html#TOC5</text:span></text:p>
          <text:p text:style-name="P13"><text:span text:style-name="T6"/></text:p>
          <text:p text:style-name="P13"><text:span text:style-name="T6">Using automake: http://www.amath.washington.edu/~lf/tutorials/autoconf/toolsmanual.html#SEC41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5.101cm" svg:height="12.9cm" svg:x="0.299cm" svg:y="3.3cm">
          <text:p text:style-name="P13"><text:span text:style-name="T6"><text:tab/></text:span><text:span text:style-name="T6">Additional infromation:</text:span></text:p>
          <text:p text:style-name="P13"><text:span text:style-name="T6"/></text:p>
          <text:p text:style-name="P13"><text:span text:style-name="T6">Compiling with Makefiles:</text:span></text:p>
          <text:p text:style-name="P13"><text:span text:style-name="T6">http://www.amath.washington.edu/~lf/tutorials/autoconf/toolsmanual.html#SEC21</text:span></text:p>
          <text:p text:style-name="P13"><text:span text:style-name="T6"/></text:p>
          <text:p text:style-name="P13"><text:span text:style-name="T6">Writing Autoconf macros:</text:span></text:p>
          <text:p text:style-name="P13"><text:span text:style-name="T6">http://www.amath.washington.edu/~lf/tutorials/autoconf/toolsmanual.html#SEC73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RedHat packaging system</text:span></text:p>
          </draw:text-box>
        </draw:frame>
        <draw:custom-shape draw:style-name="gr1" draw:text-style-name="P15" draw:layer="layout" svg:width="25.101cm" svg:height="12.9cm" svg:x="0.299cm" svg:y="4cm">
          <text:p text:style-name="P13"><text:span text:style-name="T6"><text:tab/></text:span><text:span text:style-name="T6">rpm package names:</text:span><text:span text:style-name="T6"><text:tab/></text:span></text:p>
          <text:p text:style-name="P13"><text:span text:style-name="T6"><text:tab/></text:span><text:span text:style-name="T6"><text:tab/></text:span><text:span text:style-name="T6"><text:tab/></text:span><text:span text:style-name="T6">expect-5.42.1-1.i386.rpm</text:span></text:p>
          <text:p text:style-name="P13"><text:span text:style-name="T6"/></text:p>
          <text:p text:style-name="P13"><text:span text:style-name="T6"><text:tab/></text:span><text:span text:style-name="T6">rpm - RedHat Package Manager</text:span></text:p>
          <text:p text:style-name="P13"><text:span text:style-name="T6"><text:tab/></text:span></text:p>
          <text:p text:style-name="P13"><text:span text:style-name="T6"><text:tab/></text:span><text:span text:style-name="T6">rpm</text:span></text:p>
          <text:p text:style-name="P13"><text:span text:style-name="T6"><text:tab/></text:span><text:span text:style-name="T6"><text:tab/></text:span><text:span text:style-name="T6">install/uninstall</text:span></text:p>
          <text:p text:style-name="P13"><text:span text:style-name="T6"><text:tab/></text:span><text:span text:style-name="T6"><text:tab/></text:span><text:span text:style-name="T6">upgrade</text:span></text:p>
          <text:p text:style-name="P13"><text:span text:style-name="T6"><text:tab/></text:span><text:span text:style-name="T6"><text:tab/></text:span><text:span text:style-name="T6">check for dependences </text:span></text:p>
          <text:p text:style-name="P13"><text:span text:style-name="T6"><text:tab/></text:span><text:span text:style-name="T6"><text:tab/></text:span><text:span text:style-name="T6">resolve package dependence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RedHat packaging system</text:span></text:p>
          </draw:text-box>
        </draw:frame>
        <draw:custom-shape draw:style-name="gr1" draw:text-style-name="P15" draw:layer="layout" svg:width="25.101cm" svg:height="12.9cm" svg:x="1.599cm" svg:y="4.5cm">
          <text:p text:style-name="P13"><text:span text:style-name="T6">Frequent options:</text:span></text:p>
          <text:p text:style-name="P13"><text:span text:style-name="T6"><text:tab/></text:span><text:span text:style-name="T6">rpm -qa</text:span><text:span text:style-name="T6"><text:tab/></text:span><text:span text:style-name="T6">- list all installed packages</text:span></text:p>
          <text:p text:style-name="P13"><text:span text:style-name="T6"><text:tab/></text:span><text:span text:style-name="T6">rpm -ql</text:span><text:span text:style-name="T6"><text:tab/></text:span><text:span text:style-name="T6"><text:tab/></text:span><text:span text:style-name="T6">- list all files in a package</text:span></text:p>
          <text:p text:style-name="P13"><text:span text:style-name="T6"><text:tab/></text:span><text:span text:style-name="T6">rpm -ivh</text:span><text:span text:style-name="T6"><text:tab/></text:span><text:span text:style-name="T6">- install </text:span></text:p>
          <text:p text:style-name="P13"><text:span text:style-name="T6"><text:tab/></text:span><text:span text:style-name="T6">rpm -Uvh</text:span><text:span text:style-name="T6"><text:tab/></text:span><text:span text:style-name="T6">- upgrade</text:span></text:p>
          <text:p text:style-name="P13"><text:span text:style-name="T6"><text:tab/></text:span><text:span text:style-name="T6">rpm -e </text:span><text:span text:style-name="T6"><text:tab/></text:span><text:span text:style-name="T6"><text:tab/></text:span><text:span text:style-name="T6">- erase/uninstall package</text:span></text:p>
          <text:p text:style-name="P13"><text:span text:style-name="T6"/></text:p>
          <text:p text:style-name="P13"><text:span text:style-name="T6">--nodeps</text:span><text:span text:style-name="T6"><text:tab/></text:span><text:span text:style-name="T6"><text:tab/></text:span><text:span text:style-name="T6">- doesn't check for dependances</text:span><text:span text:style-name="T6"><text:tab/></text:span></text:p>
          <text:p text:style-name="P13"><text:span text:style-name="T6">--nomd5</text:span><text:span text:style-name="T6"><text:tab/></text:span><text:span text:style-name="T6"><text:tab/></text:span><text:span text:style-name="T6">- doesn't check for md5 sums</text:span></text:p>
          <text:p text:style-name="P13"><text:span text:style-name="T6">--noscripts</text:span><text:span text:style-name="T6"><text:tab/></text:span><text:span text:style-name="T6">- doesn't execute the script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RedHat packaging system</text:span></text:p>
          </draw:text-box>
        </draw:frame>
        <draw:custom-shape draw:style-name="gr1" draw:text-style-name="P15" draw:layer="layout" svg:width="23.401cm" svg:height="12.9cm" svg:x="1.599cm" svg:y="4.5cm">
          <text:p text:style-name="P13"><text:span text:style-name="T6">YUM - tool for automated download installation and basic configuration of packages</text:span></text:p>
          <text:p text:style-name="P13"><text:span text:style-name="T6"/></text:p>
          <text:p text:style-name="P13"><text:span text:style-name="T6">Basic functions:</text:span></text:p>
          <text:p text:style-name="P13"><text:span text:style-name="T6"><text:tab/></text:span><text:span text:style-name="T6">yum search package-name</text:span></text:p>
          <text:p text:style-name="P13"><text:span text:style-name="T6"><text:tab/></text:span><text:span text:style-name="T6">yum install package-name</text:span></text:p>
          <text:p text:style-name="P13"><text:span text:style-name="T6"><text:tab/></text:span><text:span text:style-name="T6">yum remove package-name</text:span></text:p>
          <text:p text:style-name="P13"><text:span text:style-name="T6"><text:tab/></text:span><text:span text:style-name="T6">yum upgrade package-name</text:span></text:p>
          <text:p text:style-name="P13"><text:span text:style-name="T6"><text:tab/>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RedHat packaging system</text:span></text:p>
          </draw:text-box>
        </draw:frame>
        <draw:custom-shape draw:style-name="gr1" draw:text-style-name="P15" draw:layer="layout" svg:width="23.401cm" svg:height="12.9cm" svg:x="1.599cm" svg:y="2.5cm">
          <text:p text:style-name="P13"><text:span text:style-name="T6">Configuration file:</text:span></text:p>
          <text:p text:style-name="P13"><text:span text:style-name="T6"><text:tab/></text:span><text:span text:style-name="T6"><text:tab/></text:span><text:span text:style-name="T6">/etc/yum.conf</text:span></text:p>
          <text:p text:style-name="P13"><text:span text:style-name="T6"/></text:p>
          <text:p text:style-name="P13"><text:span text:style-name="T6">Repos:</text:span></text:p>
          <text:p text:style-name="P13"><text:span text:style-name="T6"><text:tab/></text:span><text:span text:style-name="T6"><text:tab/></text:span><text:span text:style-name="T6">/etc/yum.repos.d/</text:span></text:p>
          <text:p text:style-name="P13"><text:span text:style-name="T6"/></text:p>
          <text:p text:style-name="P13"><text:span text:style-name="T6">Location of stored packages:</text:span></text:p>
          <text:p text:style-name="P13"><text:span text:style-name="T6"><text:tab/></text:span><text:span text:style-name="T6"><text:tab/></text:span><text:span text:style-name="T6">/var/cache/yum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RedHat packaging system</text:span></text:p>
          </draw:text-box>
        </draw:frame>
        <draw:custom-shape draw:style-name="gr1" draw:text-style-name="P15" draw:layer="layout" svg:width="23.401cm" svg:height="12.9cm" svg:x="1.599cm" svg:y="4.4cm">
          <text:p text:style-name="P13"><text:span text:style-name="T6">up2date - a replacement of YUM on RHEL</text:span></text:p>
          <text:p text:style-name="P13"><text:span text:style-name="T6">RedHat Subscriptions &amp; Channels</text:span></text:p>
          <text:p text:style-name="P13"><text:span text:style-name="T6"/></text:p>
          <text:p text:style-name="P13"><text:span text:style-name="T6">Distributions using the RedHat packaging system:</text:span></text:p>
          <text:p text:style-name="P13"><text:span text:style-name="T6"/></text:p>
          <text:p text:style-name="P13"><text:span text:style-name="T6"><text:tab/></text:span><text:span text:style-name="T6">RedHat Enterprise Linux</text:span></text:p>
          <text:p text:style-name="P13"><text:span text:style-name="T6"><text:tab/></text:span><text:span text:style-name="T6">Fedora Linux</text:span></text:p>
          <text:p text:style-name="P13"><text:span text:style-name="T6"><text:tab/></text:span><text:span text:style-name="T6">CentOS/Scientific Linux</text:span></text:p>
          <text:p text:style-name="P13"><text:span text:style-name="T6"><text:tab/></text:span><text:span text:style-name="T6">SuSE Linux</text:span></text:p>
          <text:p text:style-name="P13"><text:span text:style-name="T6"><text:tab/></text:span><text:span text:style-name="T6">Mandriva/Mandrake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Debian packaging system</text:span></text:p>
          </draw:text-box>
        </draw:frame>
        <draw:custom-shape draw:style-name="gr1" draw:text-style-name="P17" draw:layer="layout" svg:width="25.101cm" svg:height="12.9cm" svg:x="0.299cm" svg:y="4cm">
          <text:p text:style-name="P13"><text:span text:style-name="T6"><text:tab/></text:span><text:span text:style-name="T6">Deb package names:</text:span><text:span text:style-name="T6"><text:tab/></text:span></text:p>
          <text:p text:style-name="P13"><text:span text:style-name="T6"><text:tab/></text:span><text:span text:style-name="T6"><text:tab/></text:span><text:span text:style-name="T6"><text:tab/></text:span><text:span text:style-name="T6">expect_5.45-3_amd64.deb</text:span></text:p>
          <text:p text:style-name="P13"><text:span text:style-name="T6"/></text:p>
          <text:p text:style-name="P13"><text:span text:style-name="T6"><text:tab/></text:span><text:span text:style-name="T6">DPKG - Debian Package Manager</text:span></text:p>
          <text:p text:style-name="P13"><text:span text:style-name="T6"><text:tab/></text:span></text:p>
          <text:p text:style-name="P13"><text:span text:style-name="T6"><text:tab/></text:span><text:span text:style-name="T6">dpkg</text:span></text:p>
          <text:p text:style-name="P13"><text:span text:style-name="T6"><text:tab/></text:span><text:span text:style-name="T6"><text:tab/></text:span><text:span text:style-name="T6">install/uninstall</text:span></text:p>
          <text:p text:style-name="P13"><text:span text:style-name="T6"><text:tab/></text:span><text:span text:style-name="T6"><text:tab/></text:span><text:span text:style-name="T6">upgrade</text:span></text:p>
          <text:p text:style-name="P13"><text:span text:style-name="T6"><text:tab/></text:span><text:span text:style-name="T6"><text:tab/></text:span><text:span text:style-name="T6">check for dependences </text:span></text:p>
          <text:p text:style-name="P13"><text:span text:style-name="T6"><text:tab/></text:span><text:span text:style-name="T6"><text:tab/></text:span><text:span text:style-name="T6">resolve package dependence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Debian packaging system</text:span></text:p>
          </draw:text-box>
        </draw:frame>
        <draw:custom-shape draw:style-name="gr1" draw:text-style-name="P17" draw:layer="layout" svg:width="23.401cm" svg:height="12.9cm" svg:x="1.599cm" svg:y="4.4cm">
          <text:p text:style-name="P13"><text:span text:style-name="T6">apt-get - tool for automated download installation and basic configuration of packages</text:span></text:p>
          <text:p text:style-name="P13"><text:span text:style-name="T6">apt-cache – tool for search of packages</text:span></text:p>
          <text:p text:style-name="P13"><text:span text:style-name="T6"/></text:p>
          <text:p text:style-name="P13"><text:span text:style-name="T6">Basic functions:</text:span></text:p>
          <text:p text:style-name="P13"><text:span text:style-name="T6"><text:tab/></text:span><text:span text:style-name="T6">apt-cache search package-name</text:span></text:p>
          <text:p text:style-name="P13"><text:span text:style-name="T6"><text:tab/></text:span><text:span text:style-name="T6">apt-get install package-name</text:span></text:p>
          <text:p text:style-name="P13"><text:span text:style-name="T6"><text:tab/></text:span><text:span text:style-name="T6">apt-get remove package-name</text:span></text:p>
          <text:p text:style-name="P13"><text:span text:style-name="T6"><text:tab/></text:span><text:span text:style-name="T6">apt-get upgrade package-name</text:span></text:p>
          <text:p text:style-name="P13"><text:span text:style-name="T6"><text:tab/></text:span><text:span text:style-name="T6">apt-get update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Debian packaging system</text:span></text:p>
          </draw:text-box>
        </draw:frame>
        <draw:custom-shape draw:style-name="gr1" draw:text-style-name="P17" draw:layer="layout" svg:width="24.5cm" svg:height="12.9cm" svg:x="1cm" svg:y="4.5cm">
          <text:p text:style-name="P13"><text:span text:style-name="T6">Frequent options:</text:span></text:p>
          <text:p text:style-name="P13"><text:span text:style-name="T6"><text:tab/></text:span><text:span text:style-name="T6">dpkg -l</text:span><text:span text:style-name="T6"><text:tab/></text:span><text:span text:style-name="T6"><text:tab/></text:span><text:span text:style-name="T6">- list all installed packages</text:span></text:p>
          <text:p text:style-name="P13"><text:span text:style-name="T6"><text:tab/></text:span><text:span text:style-name="T6">dpkg -L</text:span><text:span text:style-name="T6"><text:tab/></text:span><text:span text:style-name="T6"><text:tab/></text:span><text:span text:style-name="T6">- list all files in a package</text:span></text:p>
          <text:p text:style-name="P13"><text:span text:style-name="T6"><text:tab/></text:span><text:span text:style-name="T6">dpkg -i</text:span><text:span text:style-name="T6"><text:tab/></text:span><text:span text:style-name="T6"><text:tab/></text:span><text:span text:style-name="T6">- install package</text:span></text:p>
          <text:p text:style-name="P13"><text:span text:style-name="T6"><text:tab/></text:span><text:span text:style-name="T6">dpkg -r</text:span><text:span text:style-name="T6"><text:tab/></text:span><text:span text:style-name="T6"><text:tab/></text:span><text:span text:style-name="T6">- remove package</text:span></text:p>
          <text:p text:style-name="P13"><text:span text:style-name="T6"><text:tab/></text:span><text:span text:style-name="T6">dpkg -P</text:span><text:span text:style-name="T6"><text:tab/></text:span><text:span text:style-name="T6"><text:tab/></text:span><text:span text:style-name="T6">- purge package</text:span></text:p>
          <text:p text:style-name="P13"><text:span text:style-name="T6"/></text:p>
          <text:p text:style-name="P13"><text:span text:style-name="T6">--no-force-depends</text:span><text:span text:style-name="T6"><text:tab/></text:span><text:span text:style-name="T6">- doesn't check for dependances</text:span><text:span text:style-name="T6"><text:tab/></text:span></text:p>
          <text:p text:style-name="P13"><text:span text:style-name="T6">--ignore-depends=package,...</text:span></text:p>
          <text:p text:style-name="P13"><text:span text:style-name="T6">--no-debsig</text:span><text:span text:style-name="T6"><text:tab/></text:span><text:span text:style-name="T6">- do not check package signature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Debian packaging system</text:span></text:p>
          </draw:text-box>
        </draw:frame>
        <draw:custom-shape draw:style-name="gr1" draw:text-style-name="P17" draw:layer="layout" svg:width="23.401cm" svg:height="12.9cm" svg:x="1.599cm" svg:y="4.5cm">
          <text:p text:style-name="P13"><text:span text:style-name="T6">Configuration files:</text:span></text:p>
          <text:p text:style-name="P13"><text:span text:style-name="T6"><text:tab/></text:span><text:span text:style-name="T6"><text:tab/></text:span><text:span text:style-name="T6">/etc/apt</text:span></text:p>
          <text:p text:style-name="P13"><text:span text:style-name="T6"/></text:p>
          <text:p text:style-name="P13"><text:span text:style-name="T6">Repos:</text:span></text:p>
          <text:p text:style-name="P13"><text:span text:style-name="T6"><text:tab/></text:span><text:span text:style-name="T6"><text:tab/></text:span><text:span text:style-name="T6">/etc/apt/sources.list</text:span></text:p>
          <text:p text:style-name="P13"><text:span text:style-name="T6"/></text:p>
          <text:p text:style-name="P13"><text:span text:style-name="T6">Location of stored packages:</text:span></text:p>
          <text:p text:style-name="P13"><text:span text:style-name="T6"><text:tab/></text:span><text:span text:style-name="T6"><text:tab/></text:span><text:span text:style-name="T6">/var/cache/apt</text:span></text:p>
          <text:p text:style-name="P13"><text:span text:style-name="T6">Additional management software</text:span></text:p>
          <text:p text:style-name="P13"><text:span text:style-name="T6"><text:tab/></text:span><text:span text:style-name="T6">- aptitude</text:span></text:p>
          <text:p text:style-name="P13"><text:span text:style-name="T6"><text:tab/></text:span><text:span text:style-name="T6">- dsel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Debian packaging system</text:span></text:p>
          </draw:text-box>
        </draw:frame>
        <draw:custom-shape draw:style-name="gr1" draw:text-style-name="P17" draw:layer="layout" svg:width="23.401cm" svg:height="12.9cm" svg:x="1.599cm" svg:y="4.4cm">
          <text:p text:style-name="P13"><text:span text:style-name="T6"/></text:p>
          <text:p text:style-name="P13"><text:span text:style-name="T6">Distributions using the Debian packaging system:</text:span></text:p>
          <text:p text:style-name="P13"><text:span text:style-name="T6"/></text:p>
          <text:p text:style-name="P13"><text:span text:style-name="T6"><text:tab/></text:span><text:span text:style-name="T6">Debian</text:span></text:p>
          <text:p text:style-name="P13"><text:span text:style-name="T6"><text:tab/></text:span><text:span text:style-name="T6">Ubuntu</text:span></text:p>
          <text:p text:style-name="P13"><text:span text:style-name="T6"><text:tab/></text:span><text:span text:style-name="T6">Kubuntu</text:span></text:p>
          <text:p text:style-name="P13"><text:span text:style-name="T6"><text:tab/></text:span><text:span text:style-name="T6">*ubuntu</text:span></text:p>
          <text:p text:style-name="P13"><text:span text:style-name="T6"><text:tab/></text:span><text:span text:style-name="T6">Linux Mint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8cm" svg:x="1.90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00800000008C42EF3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Verdana" style:font-pitch-asian="variable" style:font-size-asian="24pt" style:language-asian="en" style:country-asian="US" style:font-family-complex="Verdan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Verdana" style:font-pitch-asian="variable" style:font-size-asian="12pt" style:font-style-asian="normal" style:font-weight-asian="normal" style:font-family-complex="Verdan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">
            <style:list-level-properties text:min-label-width="1.296cm"/>
            <style:text-properties fo:font-family="Wingdings" style:font-pitch="variable" style:font-charset="x-symbol" fo:color="#cc0000" fo:font-size="65%"/>
          </text:list-level-style-bullet>
          <text:list-level-style-bullet text:level="2" text:bullet-char="">
            <style:list-level-properties text:space-before="1.305cm" text:min-label-width="1.208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522cm" text:min-label-width="1.093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62cm" text:min-label-width="1.076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7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7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7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7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4%" fo:text-align="start" fo:text-indent="0cm" style:punctuation-wrap="hanging" style:line-break="strict">
        <style:tab-stops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26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3.662cm"/>
          <style:tab-stop style:position="24.91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4%" fo:text-align="start" fo:text-indent="0cm" style:punctuation-wrap="hanging" style:line-break="strict">
        <style:tab-stops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6pt" fo:font-style="normal" fo:text-shadow="none" style:text-underline-style="none" fo:font-weight="normal" style:font-family-asian="Arial" style:font-pitch-asian="variable" style:font-size-asian="26pt" style:font-family-complex="Arial" style:font-pitch-complex="variable" style:font-size-complex="26pt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4%" fo:text-align="start" fo:text-indent="0cm" style:punctuation-wrap="hanging" style:line-break="strict">
        <style:tab-stops>
          <style:tab-stop style:position="0.127cm"/>
          <style:tab-stop style:position="1.375cm"/>
          <style:tab-stop style:position="2.623cm"/>
          <style:tab-stop style:position="3.871cm"/>
          <style:tab-stop style:position="5.119cm"/>
          <style:tab-stop style:position="6.367cm"/>
          <style:tab-stop style:position="7.615cm"/>
          <style:tab-stop style:position="8.863cm"/>
          <style:tab-stop style:position="10.111cm"/>
          <style:tab-stop style:position="11.359cm"/>
          <style:tab-stop style:position="12.607cm"/>
          <style:tab-stop style:position="13.855cm"/>
          <style:tab-stop style:position="15.103cm"/>
          <style:tab-stop style:position="16.351cm"/>
          <style:tab-stop style:position="17.599cm"/>
          <style:tab-stop style:position="18.847cm"/>
          <style:tab-stop style:position="20.095cm"/>
          <style:tab-stop style:position="21.343cm"/>
          <style:tab-stop style:position="22.591cm"/>
          <style:tab-stop style:position="23.838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3pt" fo:font-style="normal" fo:text-shadow="none" style:text-underline-style="none" fo:font-weight="normal" style:font-family-asian="Arial" style:font-pitch-asian="variable" style:font-size-asian="23pt" style:font-family-complex="Arial" style:font-pitch-complex="variable" style:font-size-complex="23pt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4%" fo:text-align="start" fo:text-indent="0cm" style:punctuation-wrap="hanging" style:line-break="strict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22cm" fo:margin-bottom="0cm" fo:line-height="104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22cm" fo:margin-bottom="0cm" fo:line-height="104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22cm" fo:margin-bottom="0cm" fo:line-height="104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22cm" fo:margin-bottom="0cm" fo:line-height="104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22cm" fo:margin-bottom="0cm" fo:line-height="104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">
            <style:list-level-properties/>
            <style:text-properties fo:font-family="Wingdings" style:font-pitch="variable" style:font-charset="x-symbol" fo:color="#cc0000" fo:font-size="65%"/>
          </text:list-level-style-bullet>
          <text:list-level-style-bullet text:level="2" text:bullet-char="">
            <style:list-level-properties text:space-before="1.3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517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62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7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7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7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7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7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8pt" fo:font-style="normal" fo:text-shadow="none" style:text-underline-style="none" fo:font-weight="normal" style:font-family-asian="Arial" style:font-pitch-asian="variable" style:font-size-asian="38pt" style:font-style-asian="normal" style:font-weight-asian="normal" style:font-family-complex="Arial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cc0000" draw:stroke-linejoin="round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009cm" svg:stroke-color="#cc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indent="0cm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2pt" fo:language="en" fo:country="GB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217cm" svg:height="3.607cm" svg:x="1.595cm" svg:y="0.608cm" presentation:class="title" presentation:placeholder="true">
        <draw:text-box/>
      </draw:frame>
      <draw:frame presentation:style-name="Default-outline1" draw:layer="backgroundobjects" svg:width="22.216cm" svg:height="11.048cm" svg:x="1.574cm" svg:y="4.868cm" presentation:class="outline" presentation:placeholder="true">
        <draw:text-box/>
      </draw:frame>
      <draw:custom-shape draw:style-name="Mgr3" draw:text-style-name="MP3" draw:layer="backgroundobjects" svg:width="22.106cm" svg:height="0.305cm" svg:x="1.693cm" svg:y="4.352cm">
        <text:p/>
        <draw:enhanced-geometry svg:viewBox="0 0 1000 100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4" draw:layer="backgroundobjects" svg:x1="1.693cm" svg:y1="17.145cm" svg:x2="23.707cm" svg:y2="17.149cm">
        <text:p/>
      </draw:line>
      <draw:frame presentation:style-name="Mpr1" draw:text-style-name="MP5" draw:layer="backgroundobjects" svg:width="5.495cm" svg:height="1.315cm" svg:x="1.692cm" svg:y="17.34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6" draw:layer="backgroundobjects" svg:width="8.035cm" svg:height="1.315cm" svg:x="8.677cm" svg:y="17.34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7" draw:layer="backgroundobjects" svg:width="5.495cm" svg:height="1.315cm" svg:x="18.202cm" svg:y="17.348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9" draw:layer="backgroundobjects" svg:width="8.246cm" svg:height="1.267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5" draw:text-style-name="MP10" draw:layer="backgroundobjects" svg:width="8.246cm" svg:height="1.267cm" svg:x="10.791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Default-title" draw:layer="backgroundobjects" svg:width="12.691cm" svg:height="9.522cm" svg:x="3.174cm" svg:y="1.904cm" presentation:class="page"/>
        <draw:frame presentation:style-name="Default-notes" draw:layer="backgroundobjects" svg:width="15.231cm" svg:height="11.427cm" svg:x="1.904cm" svg:y="12.065cm" presentation:class="notes" presentation:placeholder="true">
          <draw:text-box/>
        </draw:frame>
        <draw:frame presentation:style-name="Mpr6" draw:text-style-name="MP9" draw:layer="backgroundobjects" svg:width="8.246cm" svg:height="1.262cm" svg:x="0cm" svg:y="24.124cm" presentation:class="footer">
          <draw:text-box>
            <text:p text:style-name="MP9"><text:span text:style-name="MT3"><presentation:footer/></text:span></text:p>
          </draw:text-box>
        </draw:frame>
        <draw:frame presentation:style-name="Mpr7" draw:text-style-name="MP10" draw:layer="backgroundobjects" svg:width="8.246cm" svg:height="1.262cm" svg:x="10.791cm" svg:y="24.124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 LibreOffice_project/360m1$Build-2</meta:generator>
    <meta:creation-date>2006-03-21T22:17:50</meta:creation-date>
    <dc:date>2019-12-03T20:39:13</dc:date>
    <meta:print-date>2006-03-21T22:17:50</meta:print-date>
    <dc:language>en-US</dc:language>
    <meta:editing-cycles>64</meta:editing-cycles>
    <meta:editing-duration>PT18H9M30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